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8"/>
    </style:style>
    <style:style style:name="gr2" style:family="graphic" style:parent-style-name="standard">
      <style:graphic-properties draw:stroke="none" svg:stroke-width="0cm" draw:fill-color="#4e503e"/>
    </style:style>
    <style:style style:name="gr3" style:family="graphic" style:parent-style-name="standard">
      <style:graphic-properties draw:stroke="none" svg:stroke-width="0cm" draw:fill-color="#b7b89e"/>
    </style:style>
    <style:style style:name="gr4" style:family="graphic" style:parent-style-name="standard">
      <style:graphic-properties draw:stroke="none" svg:stroke-width="0cm" draw:fill-color="#7c7d5d"/>
    </style:style>
    <style:style style:name="gr5" style:family="graphic" style:parent-style-name="standard">
      <style:graphic-properties draw:stroke="none" svg:stroke-width="0cm" draw:fill-color="#000000"/>
    </style:style>
    <style:style style:name="gr6"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4.055cm" svg:y="-5cm"/>
          <draw:glue-point draw:id="5" svg:x="5cm" svg:y="-5cm"/>
          <draw:glue-point draw:id="6" svg:x="0.472cm" svg:y="-5cm"/>
          <draw:glue-point draw:id="7" svg:x="-5cm" svg:y="5cm"/>
          <draw:glue-point draw:id="8" svg:x="4.065cm" svg:y="5cm"/>
          <draw:glue-point draw:id="9" svg:x="-0.469cm" svg:y="5cm"/>
          <draw:glue-point draw:id="10" svg:x="-5cm" svg:y="-3.567cm"/>
          <draw:glue-point draw:id="11" svg:x="-5cm" svg:y="0.689cm"/>
          <draw:glue-point draw:id="12" svg:x="5cm" svg:y="3.551cm"/>
          <draw:glue-point draw:id="13" svg:x="5cm" svg:y="-0.726cm"/>
          <draw:glue-point draw:id="14" svg:x="0.001cm" svg:y="-0.005cm"/>
          <draw:polygon draw:style-name="gr1" draw:layer="layout" svg:width="2.956cm" svg:height="0.276cm" svg:x="0.008cm" svg:y="0.019cm" svg:viewBox="0 0 2957 277" draw:points="0,277 278,0 2957,0 2678,277">
            <text:p/>
          </draw:polygon>
          <draw:polygon draw:style-name="gr2" draw:layer="layout" svg:width="0.289cm" svg:height="0.29cm" svg:x="0.002cm" svg:y="0.011cm" svg:viewBox="0 0 290 291" draw:points="284,0 278,2 0,279 11,291 290,13">
            <text:p/>
          </draw:polygon>
          <draw:polygon draw:style-name="gr2" draw:layer="layout" svg:width="2.683cm" svg:height="0.016cm" svg:x="0.286cm" svg:y="0.011cm" svg:viewBox="0 0 2684 17" draw:points="2684,14 2678,0 0,0 0,17 2678,17">
            <text:p/>
          </draw:polygon>
          <draw:polygon draw:style-name="gr2" draw:layer="layout" svg:width="0.289cm" svg:height="0.29cm" svg:x="2.68cm" svg:y="0.013cm" svg:viewBox="0 0 290 291" draw:points="5,291 11,289 290,11 278,0 0,277">
            <text:p/>
          </draw:polygon>
          <draw:polygon draw:style-name="gr2" draw:layer="layout" svg:width="2.683cm" svg:height="0.016cm" svg:x="0.002cm" svg:y="0.287cm" svg:viewBox="0 0 2684 17" draw:points="0,2 5,17 2684,17 2684,0 5,0">
            <text:p/>
          </draw:polygon>
          <draw:polygon draw:style-name="gr3" draw:layer="layout" svg:width="2.678cm" svg:height="1.686cm" svg:x="0.008cm" svg:y="0.294cm" svg:viewBox="0 0 2679 1687" draw:points="0,0 2679,0 2679,1687 0,1687">
            <text:p/>
          </draw:polygon>
          <draw:polygon draw:style-name="gr2" draw:layer="layout" svg:width="2.686cm" svg:height="0.016cm" svg:x="0.008cm" svg:y="0.287cm" svg:viewBox="0 0 2687 17" draw:points="2687,8 2678,0 0,0 0,17 2678,17 2687,8 2687,0 2678,0">
            <text:p/>
          </draw:polygon>
          <draw:polygon draw:style-name="gr2" draw:layer="layout" svg:width="0.016cm" svg:height="1.694cm" svg:x="2.678cm" svg:y="0.294cm" svg:viewBox="0 0 17 1695" draw:points="8,1695 17,1686 17,0 0,0 0,1686 8,1695 17,1695 17,1686">
            <text:p/>
          </draw:polygon>
          <draw:polygon draw:style-name="gr2" draw:layer="layout" svg:width="2.686cm" svg:height="0.016cm" svg:x="0cm" svg:y="1.972cm" svg:viewBox="0 0 2687 17" draw:points="0,8 7,17 2687,17 2687,0 7,0 0,8 0,17 7,17">
            <text:p/>
          </draw:polygon>
          <draw:polygon draw:style-name="gr2" draw:layer="layout" svg:width="0.016cm" svg:height="1.694cm" svg:x="0cm" svg:y="0.287cm" svg:viewBox="0 0 17 1695" draw:points="8,0 0,7 0,1695 17,1695 17,7 8,0 0,0 0,7">
            <text:p/>
          </draw:polygon>
          <draw:polygon draw:style-name="gr4" draw:layer="layout" svg:width="0.278cm" svg:height="1.961cm" svg:x="2.686cm" svg:y="0.019cm" svg:viewBox="0 0 279 1962" draw:points="0,1962 279,1685 279,0 0,276">
            <text:p/>
          </draw:polygon>
          <draw:polygon draw:style-name="gr2" draw:layer="layout" svg:width="0.291cm" svg:height="0.287cm" svg:x="2.68cm" svg:y="1.699cm" svg:viewBox="0 0 292 288" draw:points="292,5 278,0 0,276 11,288 289,11 292,5 289,11 292,9">
            <text:p/>
          </draw:polygon>
          <draw:polygon draw:style-name="gr2" draw:layer="layout" svg:width="0.017cm" svg:height="1.704cm" svg:x="2.955cm" svg:y="0cm" svg:viewBox="0 0 18 1705" draw:points="3,13 0,19 0,1705 17,1705 18,19 3,13 18,19 18,0">
            <text:p/>
          </draw:polygon>
          <draw:polygon draw:style-name="gr2" draw:layer="layout" svg:width="0.292cm" svg:height="0.288cm" svg:x="2.678cm" svg:y="0.013cm" svg:viewBox="0 0 293 289" draw:points="0,282 13,289 293,11 281,0 2,277 0,282 2,277 0,279">
            <text:p/>
          </draw:polygon>
          <draw:polygon draw:style-name="gr2" draw:layer="layout" svg:width="0.016cm" svg:height="1.705cm" svg:x="2.678cm" svg:y="0.295cm" svg:viewBox="0 0 17 1706" draw:points="14,1691 17,1686 16,0 0,0 0,1686 14,1691 0,1686 0,1706">
            <text:p/>
          </draw:polygon>
          <draw:polygon draw:style-name="gr5" draw:layer="layout" svg:width="1.99cm" svg:height="0.929cm" svg:x="0.393cm" svg:y="0.894cm" svg:viewBox="0 0 1991 930" draw:points="945,539 948,539 960,539 978,538 1000,537 1026,535 1056,534 1088,532 1121,530 1154,528 1185,527 1215,525 1241,524 1264,522 1282,522 1292,521 1297,520 1292,519 1278,514 1256,505 1228,495 1194,482 1156,467 1114,452 1070,435 1026,419 982,402 938,386 898,371 861,357 829,345 803,336 783,328 788,328 802,328 822,327 847,327 876,326 910,325 946,325 982,325 1019,324 1054,324 1087,323 1116,323 1141,322 1160,321 1173,321 1177,321 0,0 773,281 770,282 760,283 746,283 727,285 706,287 682,289 656,290 630,292 603,294 579,295 555,297 533,299 514,300 501,301 492,302 489,302 492,303 501,307 515,314 535,324 558,335 584,347 612,361 642,374 673,389 704,403 735,418 764,430 792,442 816,453 828,458 838,462 846,466 855,468 849,470 839,473 826,477 809,482 788,488 767,494 744,501 720,508 696,515 674,521 652,527 633,533 617,537 605,541 597,543 594,544 1991,930">
            <text:p/>
          </draw:polygon>
          <draw:polygon draw:style-name="gr6" draw:layer="layout" svg:width="1.991cm" svg:height="0.93cm" svg:x="0.378cm" svg:y="0.868cm" svg:viewBox="0 0 1992 931" draw:points="945,541 949,540 961,540 978,539 1000,537 1027,536 1056,534 1089,533 1122,531 1154,529 1186,527 1215,526 1242,525 1265,523 1282,522 1293,522 1297,522 1292,520 1278,514 1257,506 1228,495 1194,483 1156,468 1115,453 1071,436 1026,419 982,403 938,387 898,371 861,358 829,346 803,337 783,330 789,330 802,328 822,328 848,327 877,327 911,326 946,326 983,325 1019,325 1054,324 1087,324 1117,323 1142,323 1161,323 1173,322 1178,322 0,0 774,282 770,282 761,284 746,284 728,286 706,288 682,289 657,291 630,293 604,294 578,296 555,298 533,299 515,300 501,301 493,302 489,303 493,304 501,308 516,315 534,325 558,335 584,348 612,361 642,375 673,389 704,405 735,418 764,431 792,443 816,454 828,459 838,462 847,466 855,469 850,471 840,473 827,478 809,483 789,489 767,495 744,502 720,509 697,515 674,522 652,528 633,533 617,538 605,542 597,544 595,544 1992,931">
            <text:p/>
          </draw:polygon>
          <draw:polygon draw:style-name="gr5" draw:layer="layout" svg:width="0.339cm" svg:height="0.402cm" svg:x="0.815cm" svg:y="0.541cm" svg:viewBox="0 0 340 403" draw:points="0,0 205,0 216,0 225,0 233,2 242,3 250,5 257,7 265,9 271,12 277,16 282,19 288,23 293,27 298,31 302,35 306,39 309,43 313,48 316,52 319,57 322,62 323,67 325,71 327,77 328,81 330,85 330,90 331,95 332,98 333,103 333,107 333,110 333,113 333,117 333,122 333,126 332,130 331,134 330,138 330,142 329,145 328,149 327,153 325,157 324,159 323,163 320,167 319,170 317,173 315,176 313,179 310,182 308,185 305,188 303,190 300,193 297,195 294,197 291,199 288,201 284,203 281,205 278,207 274,208 271,209 276,212 282,215 285,216 287,218 290,219 293,221 294,223 297,224 299,226 301,228 303,231 305,233 307,235 309,238 310,240 312,243 313,246 314,250 315,254 317,257 318,262 319,266 319,270 320,276 320,281 321,286 322,292 322,299 322,305 322,312 322,331 323,348 323,355 323,361 323,366 324,371 324,374 325,375 325,377 326,379 327,381 328,382 328,384 329,384 330,386 331,387 333,388 334,388 335,390 337,391 338,391 340,392 340,403 246,403 244,395 242,387 241,384 241,379 240,375 240,370 239,365 239,360 237,354 237,349 237,336 237,321 237,312 237,302 236,294 236,286 235,283 234,279 234,276 233,273 231,270 230,268 229,265 228,262 226,260 224,258 221,256 219,254 217,253 214,251 211,250 208,250 204,248 200,247 196,246 192,246 187,245 182,245 177,245 171,245 83,245 83,403 0,403 0,0 83,177 183,177 187,177 190,177 194,176 198,176 202,176 205,176 209,175 211,174 215,173 218,172 220,171 223,170 225,169 228,167 230,166 232,164 234,162 236,161 237,159 240,157 241,155 242,152 243,150 244,147 245,144 246,142 247,139 247,136 247,132 248,129 248,126 248,122 248,118 247,113 247,109 246,105 245,102 244,100 244,98 242,96 241,94 240,92 239,90 237,88 236,85 234,84 232,82 230,81 227,78 225,77 222,76 219,74 216,73 213,72 209,71 205,70 202,70 198,69 194,69 189,69 83,69 83,177">
            <text:p/>
          </draw:polygon>
          <draw:polygon draw:style-name="gr5" draw:layer="layout" svg:width="0.311cm" svg:height="0.402cm" svg:x="1.223cm" svg:y="0.541cm" svg:viewBox="0 0 312 403" draw:points="85,403 0,403 0,0 185,0 192,0 200,0 206,1 213,2 220,3 225,4 232,6 238,9 244,11 249,14 255,16 260,20 265,23 269,27 273,31 278,35 282,39 285,43 289,48 292,53 295,59 298,64 301,69 303,75 304,82 307,88 308,94 309,100 310,108 311,114 312,121 312,128 312,132 311,136 311,140 310,144 309,149 308,154 308,159 307,164 304,170 303,175 302,180 299,185 297,191 294,196 291,201 288,207 283,212 280,217 276,221 271,226 266,231 261,235 254,238 248,242 241,245 235,248 226,251 219,253 210,255 201,256 192,257 182,257 85,257 85,403 85,69 85,188 163,188 169,188 174,188 179,186 184,186 189,185 192,183 196,182 200,180 203,178 206,176 208,175 211,172 213,170 215,168 217,165 218,163 220,160 221,158 222,155 223,153 224,150 225,147 225,144 225,142 226,137 226,132 226,128 226,124 226,121 226,117 225,114 225,111 225,108 224,105 223,102 222,100 221,97 220,95 218,92 217,90 215,88 213,86 211,84 209,82 206,81 204,79 202,78 199,77 195,75 192,74 189,73 185,72 182,71 178,71 174,70 170,70 166,69 161,69 157,69 152,69 85,69">
            <text:p/>
          </draw:polygon>
          <draw:polygon draw:style-name="gr5" draw:layer="layout" svg:width="0.333cm" svg:height="0.423cm" svg:x="1.578cm" svg:y="0.531cm" svg:viewBox="0 0 334 424" draw:points="81,288 81,294 82,298 82,301 83,303 84,306 85,308 85,311 86,314 88,317 89,319 90,322 92,325 94,327 97,330 99,333 102,334 104,337 107,339 111,341 114,343 118,345 122,347 127,348 132,350 137,351 143,352 148,353 154,353 160,353 167,353 174,353 182,353 190,353 198,352 200,351 205,350 208,349 211,348 215,348 218,346 221,345 225,344 227,343 231,340 233,339 236,337 238,335 240,333 242,330 244,328 246,325 247,322 249,319 250,316 251,313 251,309 252,305 252,302 252,299 252,296 251,294 251,291 250,288 249,286 248,284 247,282 245,280 244,278 242,276 240,275 238,273 236,271 233,270 231,269 229,268 226,266 223,265 220,264 214,261 208,260 201,257 194,255 186,253 178,252 135,241 123,238 111,236 104,234 98,233 93,231 87,229 81,227 76,225 71,223 65,221 60,219 55,216 50,214 45,210 41,207 38,203 33,200 29,195 26,191 23,187 19,183 17,177 14,171 12,166 10,160 9,153 7,146 7,139 6,131 6,123 6,119 7,114 7,110 7,105 9,100 9,95 10,90 12,85 14,80 15,75 18,69 20,64 24,59 27,54 30,49 35,45 39,40 44,35 49,30 54,27 61,23 67,19 74,16 82,12 90,10 98,7 107,4 118,3 128,2 138,0 150,0 162,0 174,0 184,0 195,2 205,3 214,4 222,7 231,10 239,12 247,16 253,20 261,23 267,28 272,31 278,36 283,41 288,46 292,51 296,56 299,61 302,66 306,72 308,77 310,83 313,88 314,93 316,99 317,104 319,110 319,115 319,120 320,125 320,129 239,129 238,126 237,122 236,117 236,113 234,110 233,108 232,105 231,102 230,100 227,97 226,95 224,92 222,90 220,88 217,85 214,83 211,81 207,79 204,77 200,76 195,74 190,73 186,72 180,71 175,70 169,69 162,69 156,69 150,69 143,69 137,70 131,71 128,72 125,73 122,74 119,75 117,76 114,77 111,78 108,79 106,80 103,83 101,84 99,85 97,88 95,90 93,92 92,95 90,96 89,99 88,102 86,104 86,108 85,111 85,114 85,117 85,120 85,123 86,126 86,128 86,130 88,133 89,134 90,136 90,138 92,140 93,142 94,143 96,145 97,146 98,147 100,148 103,150 107,152 111,154 114,155 118,157 121,157 125,158 128,159 226,183 237,186 247,188 252,190 257,192 262,194 267,195 272,198 276,200 281,202 284,204 288,207 293,209 297,212 301,215 304,219 308,222 312,225 314,229 317,233 319,237 322,241 324,246 326,251 328,256 329,261 331,267 332,272 333,278 333,285 334,291 333,302 332,313 330,322 328,332 324,340 322,349 317,356 313,364 309,370 303,376 298,381 292,387 286,391 280,395 273,400 267,403 260,406 252,409 247,412 240,414 233,416 226,417 220,418 213,420 207,421 201,421 195,422 190,423 181,423 173,424 159,423 147,423 135,421 123,420 112,418 102,415 93,412 84,409 75,406 67,402 60,398 53,394 47,389 41,385 35,380 31,375 27,370 23,364 19,359 15,353 13,348 10,342 8,336 6,331 4,325 3,320 2,314 2,309 0,303 0,299 0,294 0,288">
            <text:p/>
          </draw:polygon>
          <draw:polygon draw:style-name="gr6" draw:layer="layout" svg:width="0.342cm" svg:height="0.406cm" svg:x="0.793cm" svg:y="0.518cm" svg:viewBox="0 0 343 407" draw:points="0,0 207,0 217,0 227,0 235,2 244,3 252,5 259,7 267,10 273,13 280,16 285,19 291,23 295,27 300,31 305,35 309,39 313,44 316,49 319,53 321,58 324,63 326,67 328,72 330,77 331,82 332,86 334,91 335,95 335,99 335,104 336,108 336,111 336,115 336,119 336,123 335,127 335,131 335,135 334,139 333,143 332,147 331,150 329,154 328,158 326,161 325,165 323,168 321,171 320,174 317,178 316,181 313,184 311,186 309,189 305,192 303,194 300,197 296,199 293,201 290,204 288,205 284,207 280,209 277,210 273,211 279,214 285,217 288,219 290,220 292,222 295,223 298,225 300,227 302,228 304,230 306,233 308,235 310,238 311,240 313,243 314,246 316,249 317,253 319,256 320,260 321,264 321,268 322,273 323,278 323,283 324,289 324,295 325,301 325,307 325,315 325,335 325,351 325,359 326,365 326,370 327,375 327,377 328,379 328,381 329,383 330,384 331,387 331,387 332,388 334,390 335,391 336,392 336,392 338,393 340,395 342,395 343,396 343,407 248,407 246,399 244,391 243,387 243,383 242,379 242,374 241,369 240,364 240,358 240,352 239,339 239,324 238,314 238,305 238,301 238,297 238,292 238,289 237,285 237,282 235,278 234,276 233,273 232,270 231,268 229,265 228,263 226,261 223,259 221,257 219,255 216,254 212,253 209,251 206,250 202,250 197,249 193,248 188,247 183,247 178,247 172,247 83,247 83,407 0,407 0,0 83,178 184,178 188,178 192,178 197,178 200,178 203,178 207,178 210,176 213,175 216,175 219,174 222,173 224,171 228,170 229,169 232,167 234,166 236,165 238,162 240,161 241,158 243,156 244,154 245,151 246,148 247,147 248,143 249,140 249,137 250,134 251,130 251,127 251,123 251,119 250,115 249,110 248,106 248,104 247,101 246,99 245,97 243,95 242,92 241,90 239,88 238,86 235,85 233,83 232,81 229,80 227,78 223,76 221,75 218,74 215,73 211,72 207,71 203,71 200,70 195,70 191,70 83,70 83,178">
            <text:p/>
          </draw:polygon>
          <draw:polygon draw:style-name="gr6" draw:layer="layout" svg:width="0.314cm" svg:height="0.406cm" svg:x="1.204cm" svg:y="0.518cm" svg:viewBox="0 0 315 407" draw:points="85,407 0,407 0,0 187,0 194,0 202,0 208,1 215,2 222,3 229,4 234,6 240,9 246,11 252,14 257,16 262,20 267,23 272,27 276,30 281,35 284,39 288,44 291,49 295,54 298,59 301,64 304,70 306,76 307,82 310,88 311,95 312,101 313,108 314,116 315,123 315,130 315,133 315,137 314,142 313,147 312,150 312,155 310,161 310,166 308,171 306,176 305,181 302,187 300,192 297,198 294,204 291,209 286,214 283,219 279,223 274,228 269,233 263,237 257,240 250,244 244,248 237,251 229,254 221,255 212,258 203,259 193,259 183,259 85,259 85,407 85,70 85,189 165,189 171,189 176,189 181,188 186,188 190,186 194,185 198,184 202,182 205,180 208,178 211,176 213,174 215,171 218,170 219,167 221,165 222,162 223,159 224,157 225,154 226,151 227,148 227,147 228,143 229,139 229,134 229,129 229,126 229,122 229,119 229,116 228,112 227,109 226,106 225,103 224,100 223,97 222,95 221,93 219,90 217,88 215,86 213,85 211,83 208,81 206,80 203,78 200,77 198,76 194,75 191,74 188,73 183,72 180,72 176,71 172,71 167,70 163,70 158,70 153,70 85,70">
            <text:p/>
          </draw:polygon>
          <draw:polygon draw:style-name="gr6" draw:layer="layout" svg:width="0.337cm" svg:height="0.428cm" svg:x="1.563cm" svg:y="0.508cm" svg:viewBox="0 0 338 429" draw:points="82,292 82,296 83,302 83,304 84,306 85,310 86,311 86,315 87,318 89,320 90,323 92,325 94,328 96,330 98,333 100,336 103,338 106,341 108,342 112,345 116,347 120,349 124,350 128,352 133,354 139,355 143,356 149,357 156,357 163,357 169,357 177,357 184,357 192,357 200,356 203,355 206,354 210,354 214,352 217,351 221,350 224,349 227,347 230,346 233,344 236,342 239,341 241,338 243,336 245,334 247,331 249,329 250,325 252,323 252,319 253,316 255,312 255,309 255,305 255,302 255,299 254,296 253,294 252,292 252,289 251,287 249,285 248,283 246,281 245,280 242,278 241,276 239,275 237,273 234,272 231,270 229,269 226,268 223,266 217,264 210,262 203,261 196,258 189,256 180,254 137,244 124,242 112,238 106,237 100,235 94,233 88,231 82,230 76,227 71,225 66,223 61,220 56,218 51,215 46,212 42,209 38,205 33,202 29,197 26,194 23,189 20,184 17,179 14,173 13,167 10,161 9,155 8,148 7,141 7,132 6,124 7,120 7,116 7,111 7,106 8,101 9,96 10,91 12,86 14,81 16,75 18,70 21,65 24,59 28,55 31,50 35,45 40,40 45,35 50,31 55,27 61,23 69,19 76,16 83,12 91,9 100,7 109,4 119,3 129,1 141,0 152,0 164,0 175,0 186,0 197,1 206,3 216,4 226,7 234,10 242,12 250,16 257,19 263,23 270,28 275,32 281,36 286,41 291,46 295,51 299,57 303,62 306,67 309,72 312,78 314,83 317,89 318,95 320,100 321,105 322,111 323,116 324,121 324,126 324,131 242,131 242,127 241,123 239,118 238,114 237,111 237,108 235,105 234,103 232,100 231,98 229,95 227,93 225,91 222,88 220,86 216,84 213,82 210,80 206,78 202,77 198,75 193,73 188,72 183,71 177,70 170,70 164,69 158,69 151,69 145,70 139,70 133,72 130,72 127,73 123,74 121,75 118,76 115,77 112,79 110,80 107,81 105,83 103,85 100,86 98,88 96,90 94,93 93,95 91,98 90,100 89,103 87,105 87,108 86,112 86,115 86,118 86,121 86,124 86,127 87,129 87,131 89,134 90,136 91,138 91,139 93,142 94,143 95,145 97,146 98,147 100,149 102,150 105,152 108,154 112,156 116,157 119,158 122,159 127,160 130,161 230,185 240,188 250,191 256,192 261,194 266,196 270,197 275,200 279,202 284,204 288,207 293,209 297,212 301,215 304,218 308,220 311,224 314,227 318,231 321,235 324,240 326,244 328,249 330,253 332,258 333,264 335,269 335,275 337,281 338,288 338,294 337,306 335,316 334,326 332,336 329,345 325,352 321,360 317,367 312,373 307,380 302,386 296,391 289,395 283,400 277,404 270,407 263,411 256,413 249,416 242,419 236,420 229,422 222,424 216,424 210,425 203,426 198,427 193,428 183,429 175,429 162,429 148,427 137,426 125,424 114,422 103,419 94,417 85,414 76,411 69,407 61,403 54,398 47,394 42,389 36,384 32,379 27,373 23,368 19,363 16,357 13,352 10,346 8,341 7,334 4,329 3,323 2,318 1,312 1,307 0,302 0,297 0,29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PS</dc:title>
    <meta:creation-date>2011-02-07T16:34:33</meta:creation-date>
    <meta:editing-duration>P0D</meta:editing-duration>
    <meta:editing-cycles>1</meta:editing-cycles>
    <meta:document-statistic meta:object-count="24"/>
    <meta:generator>OpenOffice.org/3.3$Linux OpenOffice.org_project/330m20$Build-9567</meta:generator>
  </office:meta>
</office:document-meta>
</file>